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ans-serif" style:font-family-generic="roman"/>
    <style:font-face style:name="Segoe UI1" svg:font-family="'Segoe U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2" style:family="paragraph" style:parent-style-name="Normal">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3" style:family="paragraph" style:parent-style-name="Normal">
      <style:paragraph-properties fo:margin-top="0cm" fo:margin-bottom="0cm" fo:text-align="start" style:justify-single-word="false"/>
      <style:text-properties style:font-name="Times New Roman" fo:font-size="12pt" style:font-size-asian="12pt" style:font-name-complex="Times New Roman" style:font-size-complex="12pt"/>
    </style:style>
    <style:style style:name="P4" style:family="paragraph" style:parent-style-name="Normal">
      <style:paragraph-properties fo:margin-top="0cm" fo:margin-bottom="0cm" fo:text-align="justify" style:justify-single-word="false"/>
    </style:style>
    <style:style style:name="P5" style:family="paragraph" style:parent-style-name="Standard">
      <style:paragraph-properties fo:line-height="150%" fo:text-align="justify" style:justify-single-word="false"/>
      <style:text-properties style:font-name="Times New Roman"/>
    </style:style>
    <style:style style:name="P6" style:family="paragraph" style:parent-style-name="Standard" style:master-page-name="MP0">
      <style:paragraph-properties fo:line-height="150%" fo:text-align="justify" style:justify-single-word="false" style:page-number="auto" fo:break-before="page"/>
      <style:text-properties style:font-name="Times New Roman"/>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font-style="italic" style:font-size-asian="12pt" style:font-style-asian="italic" style:font-name-complex="Times New Roman" style:font-size-complex="12pt"/>
    </style:style>
    <style:style style:name="T3" style:family="text">
      <style:text-properties style:font-name="Times New Roman" fo:font-size="12pt" fo:background-color="transparent" style:font-size-asian="12pt" style:font-size-complex="12pt"/>
    </style:style>
    <style:style style:name="T4" style:family="text">
      <style:text-properties style:font-name="Times New Roman" fo:font-size="12pt" style:font-name-asian="Calibri" style:font-size-asian="12pt" style:language-asian="en" style:country-asian="US" style:font-size-complex="12pt"/>
    </style:style>
    <style:style style:name="T5" style:family="text">
      <style:text-properties style:font-name="Times New Roman" fo:background-color="transparent" style:font-size-complex="12pt"/>
    </style:style>
    <style:style style:name="T6" style:family="text">
      <style:text-properties style:font-name="Times New Roman" style:font-size-complex="12pt"/>
    </style:style>
    <style:style style:name="T7" style:family="text">
      <style:text-properties fo:font-style="italic" style:font-style-asian="italic"/>
    </style:style>
    <style:style style:name="T8" style:family="text">
      <style:text-properties style:use-window-font-color="true" style:font-name="Times New Roman" style:font-size-complex="12pt"/>
    </style:style>
    <style:style style:name="T9" style:family="text">
      <style:text-properties fo:color="#ff00ff"/>
    </style:style>
    <style:style style:name="T10" style:family="text">
      <style:text-properties style:font-name="Calibri" style:font-name-asian="Calibri" style:language-asian="en" style:country-asian="US" style:font-name-complex="Times New Roman"/>
    </style:style>
    <style:style style:name="T11" style:family="text">
      <style:text-properties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pyeditor : Mathilde Nicolas. </text:p>
      <text:p text:style-name="P5">Creator: Renaudot, Théophraste (1586-1653). </text:p>
      <text:p text:style-name="P5">Title: « Les particularitez des divertissemens pris à Versailles par leurs Majestés », dans <text:s text:c="2"/>Recueil des gazettes nouvelles, ordinaires et extraordinaires. Relations et récits des choses avenues tant en ce royaume qu'ailleurs, pendant l'année mil six cent soixante-quatre. </text:p>
      <text:p text:style-name="P5">Date: 1664/05/28. </text:p>
      <text:p text:style-name="P5">Bibl: Renaudot, Théophraste, « Les particularitez des divertissemens pris à Versailles par leurs Majestés », dans Recueil des gazettes nouvelles, ordinaires et extraordinaires. Relations et récits des choses avenues tant en ce royaume qu'ailleurs, pendant l'année mil six cent soixante-quatre., Paris, Bureau d’adresse, 1664.</text:p>
      <text:p text:style-name="P5"/>
      <text:p text:style-name="P5"/>
      <text:p text:style-name="P5">481</text:p>
      <text:p text:style-name="P5">LES <text:s/>PARTICVLARITEZ Des Divertissemens pris à Versailles, par Leurs Majestez. </text:p>
      <text:p text:style-name="P5"/>
      <text:p text:style-name="P5">Pvis qu'ils sont des effets de cette Paix glorieuse que nostre Grand Monarque a procurée toute l'Europe, il est bien juste qu'on en fasse vne Peinture parlante en faveur de tous les Peuples qui la composent : &amp; d'ailleurs, ils ont esté trop éclatans &amp; trop magnifiques, pour n'estre pas vn sujet d'admiration à vn chacun en leur donnant pour Théatre, tous les lieux où l'Histoire journaliére en peut transporter le Spectacle.</text:p>
      <text:p text:style-name="P5"/>
      <text:p text:style-name="P5">Ils avoyent pour titre, les Plaisirs de l’Isle enchantée, où la Magicienne Alcine que nous dépeint l'Arioste, arrestoit aupres d'elle, grand mombre de Chevaliers, tant par les charmes de sa beauté, que par ses enchantemens : &amp; le Duc de S. Agnan, reconnu pour l'vn des plus beaux</text:p>
      <text:p text:style-name="P5"/>
      <text:p text:style-name="P5">482</text:p>
      <text:p text:style-name="P5">Esprits de la Cour, ayant envelopé ces Divertissemens, d'vne si agréable Fable, comme cette Magicienne se servoit des Tournoys, des Festins, de la Comédie , &amp; de la Musique, aussi bien que du pouvoir de ses Démons, pour mieux captiver ses Amans, ils furent composez d’vne Course de Bague pour la premiére Iournée, d'vne Comédie pour la seconde, &amp; d'vn Balet pour la 3, avec Festins, Concerts, &amp; tout ce qui estoit capable de les rendre dignes de la plus galante, &amp; de la plus pompeuse Cour de l'Vnivers. On avoit, aussi, feint tres agréablement, qu'Alcine n’estant pas contante de ne faire parétre la force de ses enchantemens qu' en vn seul endroit, apres avoir visité divers Climats, l’avoit fait aborder en France : &amp; que pour rendre <text:soft-page-break/>hommage à la Reyne, dont les rares qualitez lui causoyent autant de respect que d'admiration, elle avoit ordonné aux Guerriers qu’elle tenoit ainsi enchainez, de faire tout ce qu'ils pourroyent pour plaire à vne grande &amp; si belle Princesse. </text:p>
      <text:p text:style-name="P5">Suivant vn projet si bien concerté, les Plaisirs de l’Isle enchantée se commancérent le 7 de ce mois, par la Course de Bague, pour le sujet de laquelle le Duc de Saint Agnan avoit, pareillement, choisi les Ieux Pythiens où Apollon pré-</text:p>
      <text:p text:style-name="P5"/>
      <text:p text:style-name="P5">483</text:p>
      <text:p text:style-name="P5">sidoit: &amp; le lieu de ce Tournoy fut établi dans le Petit Parc, au milieu de la grande Allée qui regarde le Chasteau de Versailles, lequel estant vn Composé de ce que l’Art &amp; la Nature sçauroyent assambler de beau &amp; de délicieux, pouvoit bien estre vne Image de cette Isle enchantée.</text:p>
      <text:p text:style-name="P5">On avoit dressé sur les trois Avenües autant de grands Portiques de verdure, ornez d'Escussons ; avec de hautes Figures, &amp; des Trophées qui les rendoyent fort superbes : &amp; à l’entrée d'vn Rond qui se forme au milieu de cette Allée, en descendant du Chasteau, l’on avoit mis les hauts Dais pour les Reynes, avec des Echafaux pour toute la Cour.</text:p>
      <text:p text:style-name="P5">Leurs Majestez s’y estans placées sur les Six heures du soir, le Roy, &amp; les principaux Seigneurs qui représentoyent avec Sa Majesté, autant de Chevaliers, parurent en cet ordre, tous richement vestus à la Gréque, &amp; formans vn tres brillante Quadrille.</text:p>
      <text:p text:style-name="P5">Vn Héraut d'Armes marchoit à la teste avec trois Pages, l’vn de Roger, Chef de la Quadrille, le 2, de Guidon le Sauvage, Maréchal de Camp, &amp; le 3, d'Oger le Danois, Iuge des Courses, dont ils portoyent les Lances, &amp; les Ecus.</text:p>
      <text:p text:style-name="P5">Sur leurs pas, estoyent 4 Trompettes &amp; deux</text:p>
      <text:p text:style-name="P5"/>
      <text:p text:style-name="P5">484</text:p>
      <text:p text:style-name="P5">Tymbales qui inspiroyent la gayeté, en remplissant l'air de leurs fanfares, &amp; de leurs sons : &amp; apres eux, venoit Guidon le Sauvage Maréchal de Camp, representé par le Duc de S. Agnan, qui avoit pour corps de sa Devise, vn Tymbre d'Horloge frapé par le marteau, avec cette Ame, De mis golpes, mi Ruido, &amp; pour sa couleur, blanc &amp; or, avec des galans incarnats &amp; noirs.</text:p>
      <text:p text:style-name="P5">Il estoit joint par huit autres Trompettes &amp; deux Tymbales qui devançoyent Roger, représenté avec tous les avantages du plus achevé des Héros, puis qu'il l’estoit par vn Roy qui ne peut avoir de pareil. Aussi, le Corps de sa Devise estoit vn Soleil, pour montrer qu'il est vnique comme ce bel Astre : &amp; ces paroles, Neccesso, necerro, qui en faisoyent l'ame, exprimoyent, <text:soft-page-break/>pareillement des mieux, qu'il ne se lasse, ni ne s'égare jamais, non plus que lui, dans ses glorieux</text:p>
      <text:p text:style-name="P5">Travaux.</text:p>
      <text:p text:style-name="P5">Sa Majesté estoit avantageusement vestüe &amp; montée, ayant sa couleur de Feu, or, &amp; argent : &amp; le Duc de Noailles représentoit derriére Elle, Oger le Danois, Iuge du Camp, avec sa Devise composée d'vn Aigle qui à la vüe du Soleil, ouvre ses ailes pour s’en approcher, &amp; de ces paroles, Fidelis</text:p>
      <text:p text:style-name="P5"/>
      <text:p text:style-name="P5">485</text:p>
      <text:p text:style-name="P5">Caudax, ayant sa couleur de Feu, noir, &amp; argent.</text:p>
      <text:p text:style-name="P5">Il estoit suivi par le Duc de Guyse, &amp; le Comte d' Armagnac, le premier représentant Aquilant le Noir, avec vn Lion qui dormoit, accompagné de ces paroles, Et quiescente pavescunt : &amp; l'autre Griffon le Blanc, qui avoit pour corps de sa Devise, vne Hermine, avec cette ame, Ex candore decus, &amp; pour la couleur, argent &amp; blanc.</text:p>
      <text:p text:style-name="P5">Apres eux estoyent les Ducs de Foix &amp; de Coaslin, dont le premier désignoit Renaud, ayant pour Devise, vn Vaisseau dans la Mer, avec ces mots, Longe levis aura feret, &amp; pour couleur incarnat, or &amp; argent : &amp; le second, désignoit Dadon, ayant pour Devise, vn Soleil, &amp; l’Helyotrope qui ensüit tous les mouvernens, avec ces mots, Splendor ab ubsequio, &amp; pour couleur, vert, <text:s/>blanc, &amp; argent. </text:p>
      <text:p text:style-name="P5">Ils estoyent joints par le Comte de Lude, &amp; le Prince de Marillac : celui là représentant Astolphe, avec vn Chifre en forme de Noeud, accompagné de cette ame, Non fia mai sciolto, &amp; pour couleur, incarnat, blanc, &amp; argent: &amp; celui-ci, Brandimart, avec vne Montre en relief, dont on voyoit les ressorts, accompagnez de ces paroles, chieto suor, commoto dentro, &amp; pour</text:p>
      <text:p text:style-name="P5"/>
      <text:p text:style-name="P5">486</text:p>
      <text:p text:style-name="P5">couleur, jaune, blanc, argent, &amp; noir.</text:p>
      <text:p text:style-name="P5">Ensüite, paressoyent le Marquis de Villequier qui représentoit Richardet, ayant pour Devise, vn Aigle qui plane devant le Soleil, avec ces mots, Vni militat Astro, &amp; pour couleur, blanc, or, &amp; argent : &amp; le Marquis de Soyecourt, qui représentoit Olivier, ayant pour Devise, vne Massüe d'Hercule, avec cette ame, Vix æquat fama labores, &amp; pour couleur, bleu, blanc, &amp; argent.</text:p>
      <text:p text:style-name="P5">Ils avoyent apres eux, le Marquis d'Humiéres qui désignoit Ariodant, &amp; avoit pour Devise, toutes sortes de Couronnes, avec ces mots, No quiero menos, ainsi que pour couleur, celle de chair, blanc, &amp; argent : &amp; le Marquis de la Valliére, qui désignoit Zerbin, &amp; avoit pour Devise, <text:soft-page-break/>vn Phoenix embrasé par le Soleil, sur vn Rocher, avec ces paroles, Hoc juvat vri, &amp; pour couleur, gris de lin, blanc, &amp; argent. </text:p>
      <text:p text:style-name="P5">Le Duc d'Enguyen venoit seul, &amp; représentoit Roland : ayant pour Devise, vn Dard enlassé de Laurier, avec cette ame, Certo ferit, &amp; sa couleur de feu, noir, &amp; or.</text:p>
      <text:p text:style-name="P5">Cette charmante Troupe estoit suivie par Apollon assis sur vn Char de Triomphe, de 20 pieds </text:p>
      <text:p text:style-name="P5">de haut, de dix de large, &amp; de 24 de long, telle, </text:p>
      <text:p text:style-name="P5"/>
      <text:p text:style-name="P5">487</text:p>
      <text:p text:style-name="P5">ment enrichi d'or, de Statües, d'Animaux, &amp; de Festons, avec les Armes Royales, qu'il ne se</text:p>
      <text:p text:style-name="P5">peut rien voir de plus pompeux qu'estoit cette roulante Machine, tirée par quatre grands chevaux qui représentoyent les quatre Saisons, par les différantes couleurs de leur poil.</text:p>
      <text:p text:style-name="P5">Le Dieu y estoit accompagné des quatre Aages assis à ses pieds, sur de vastes degrez qui</text:p>
      <text:p text:style-name="P5">lui formoyent vn Trône, ainsi que du Temps, qui gouvernoit le Char, représenté par vn Vieillard ailé, avec vn Sable sur la teste, &amp; vne Faux <text:s/>couchée à ses pieds : les 12 Signes du Zodiaque, &amp; les 12 Heures du Jour estans autour de lui, avec les Hyéroglifes qui les défignent.</text:p>
      <text:p text:style-name="P5">Enfin, venoyent les Pages des Chevaliers, portans leurs Lances, &amp; les Ecus de leurs Devi- ses, tous richement vestus : puis 20 Pasteurs chargez de toutes les piéces de la Barriére dont la Lyce devoit estre fermée.</text:p>
      <text:p text:style-name="P5">Les Chevaliers estans entrez par l'vn des Portiques qui aboutissoyent aux avenües du Camp, apres en avoir fait le tour, s'arrestérent devant les Reynes, &amp; Apollon fit avec les 4 Siécles, vn charmant Dialogue en Vers, à la loüange de la France, de la Reyne, &amp; du Roy : apres quoy, tous ayans repris leur tour à gauche, au mesme ordre</text:p>
      <text:p text:style-name="P5"/>
      <text:p text:style-name="P5">488</text:p>
      <text:p text:style-name="P5">quils estoyent venus, ils sortirent du Camp, pour faire place aux Pasteurs, qui en vn instant, posérent la Barriére, &amp; favoriserent, ainsi, l'ardeur que nos Chevaliers avoyent de signaler leur adresse.</text:p>
      <text:p text:style-name="P5">C’est ce qu'ils firent à l'envi, animez au point qu’il est aisé de l’imaginer ayans l’honneur d’estre en cette occasion, les oncurrans d’vn si grand Roy, excepté les Ducs de S. Agnan &amp; de Noailles, que leurs Charges de Maréchal de Camp, &amp; de Iuges du Camp, empescherent de parestre en cette Course : &amp; leur querelle s’estant décidée à l’entrée de la Nuit, par les avantages du Marquis de la Valliere qui emporta le Prix, toute la place parut eclairée d'vn nombre infini de flambeaux sur des chandeliers suspendus a l’entour des Palissades, &amp; prodüisans les plus agréables effets du monde.</text:p>
      <text:p text:style-name="P5"><text:soft-page-break/>En mesme temps, on veid entrer par le Portique de la droite, vne Compagnie de 36 Concertans, qui marchoyent en fort bel ordre, au devant des 4 Saisons : le Printemps sur vn cheval de Naples, l'Eté, sur vn Eléphant d’Ethiopie, l'Automne, sur vn Chameau d'Asie &amp; l'Hyver, sur vn Ours d'Hybernie : chacun se faisant connoistre par ses Fleurs, ses Epics, ses Früits, &amp; ses Glaces. </text:p>
      <text:p text:style-name="P5"/>
      <text:p text:style-name="P5">489</text:p>
      <text:p text:style-name="P5">A peine cette nombreuse Troupe se fut également séparée aux deux costez de la Place, en présence de Leurs Majestez, laissans les 4 Animaux de front au devant d'Elles, qu'il parut à</text:p>
      <text:p text:style-name="P5">leur süite, 48 hommes, qui représentoyent 12 Jardiniers, autant de Moissonneurs, pareil nombre de Vandangeurs, &amp; 12 Vieillards, tous chargez de grands Bassins de Früits en pyramides, dont l'embellissement, la magnificence, &amp; la rareté, mirent les Spectateurs dans vne admiration extraordinaire.</text:p>
      <text:p text:style-name="P5">Les Saisons s'adressans à la Reyne, par de beaux Vers à sa loüange, lui offrirent leurs Présens, que ceux de leur Süite portèrent sur 4 Buffets qui parurent aux deux costez des Portiques de la droite &amp; de la gauche : ce qu'ils n'eurent pas achevé, qu'vn nouveau brüit, mais des plus doux, obligea les Spectateurs à tourner les yeux du costé des mesmes Portiques.</text:p>
      <text:p text:style-name="P5">C'estoit vne autre Bande de Concertans qui en fortoyent, marchans au petit pas a en tres-bel ordre, encor au devant d'vne Machine de 18 pieds de haut, &amp; de 12 de large, constrüite de plusieurs troncs d'arbres entrelassez, &amp; portée avec tant d'artifice, qu'il sembloit qu'elle se</text:p>
      <text:p text:style-name="P5"/>
      <text:p text:style-name="P5">490 </text:p>
      <text:p text:style-name="P5">remüast par elle mesme. Diane &amp; Pan qui estoyent dessus, se présentérent ainsi, à Leurs Majestez : &amp; lors que la Machine fut arrivée au milieu de la Place, &amp; que tous les Concertans</text:p>
      <text:p text:style-name="P5">joints ensemble, eurent ravi l'Assistance, ils leur offrirent ce qu'ils avoyent de meilleur de leur Chasse, &amp; de leur Ménagerie, qui consistoit en 36 grands plats de viandes portez par autant d'hommes, sur leurs testes accompagnez de plusieurs autres, avec des flambeaux, &amp; de 18 Pages pour servir à Table.</text:p>
      <text:p text:style-name="P5">Il n'y a que le seul Spectacle de tant de choses qu'on veid alors, qui püisse faire concevoir l'effet qu'elles prodüisoyent pour former vne espéce d'enchantement dans vn si beau lieu, ainsi que le parut encor vne Table qui se découvrit en mesme temps que toutes les Machines eurent repris leur route pour rentrer, &amp; que les Concertans défîlérent devant Leurs Majestez, pour se placer en face, sur vn Echafaut qu'on avoit expres dressé.</text:p>
      <text:p text:style-name="P5"><text:soft-page-break/>Cette Table esloit de 72 pieds de long, en demi Cercle, ornée de grands Festons de fleurs, avec 42 Couverts, &amp; 72 flambeaux de vermeil doré : &amp; ceux de la Süite de Pan &amp; de Diane, y posérent leurs plats, qui composérent le plus</text:p>
      <text:p text:style-name="P5"/>
      <text:p text:style-name="P5">491</text:p>
      <text:p text:style-name="P5">superbe &amp; le plus délicieux Festin qu’on püisse</text:p>
      <text:p text:style-name="P5">imaginer.</text:p>
      <text:p text:style-name="P5">Cependant, 24 Danseurs sur l’espace du Terrain qui demeuroit vüide, firent vne fort belle Entrée : &amp; lors, Leurs Majestez prirent leur place au milieu de cette Table, ayans à leurs costez, Monsieur, Madame, &amp; les autres Princesses, &amp; Dames de la plus haute qualité, si avantageusement parées, qu'il sembloit que ce Banquet fust celui des Dieux, &amp; que le petit Parc de Versailles se fust converti en leur Olympe. Aussi le Ciel s'estoit paré cette nüit là, de ses plus beaux Astres: &amp; l'on eust dist qu'il en avoit fait autant d'yeux pour mieux assister à ce Spectacle, capable de lui donner de la jalousie, comme tout le reste de la Terre. Mais si la Vüe &amp; le Goust y estoyent pleinement délectez, <text:s/>l’Oüye ne l'estoit pas moins, par la douceur de l’Harmonie de tant de Concertans, qui exécutérent, miraculeusement, les plus beaux Airs que le Sieur Baptiste nostre sçavant Orphée , eust encor fait entendre à cette charmante Cour: &amp; <text:s/>c'est ainsi que se termina le premier Jour des Divertissemens de l’Isle enchantée.</text:p>
      <text:p text:style-name="P5"/>
      <text:p text:style-name="P5">Le lendemain, toute la Décoration ayant</text:p>
      <text:p text:style-name="P5"/>
      <text:p text:style-name="P5">492</text:p>
      <text:p text:style-name="P5">esté changée, on apperçeut au delà du Portique qui eftoit en face, vne tres grande Sale, remplie</text:p>
      <text:p text:style-name="P5">de siéges &amp; d' Echafaux, vis à vis vn autre Portique fermé par vn Rideau. Le Roy &amp; les Reynes s'y estans rendus sur les 8 heures du soir, accompagnez de toute la Cour, on découvrit entre les Pallissades de la mesme Allée où s'estoit faite la Course de Bague, vn fort beau, &amp; fort vaste Théâtre éclairé de quantité de Lustres: &amp; l’on y donna à Leurs Majestez, le divertissement d'vne Comédie, en laquelle vn Prince d'humeur magnifique, ayant vne Fille autant ennemie de l'Amour, quelle estoit aimable par ses charmantes qualitez, proposa des Ieux célébres &amp; y convia divers Princes, dans la pensée quelle y feroit, enfin, chois d'vn Amant digne d'elle. Outre que l'Intrigue en estoit galante, elle fut entremeslée d'Entrées de Balet, &amp; de Flûtes &amp; de Violons, ensorte que rien ne pouvoit estre pIus agréable, ni plus divertissant pour cette seconde journée.</text:p>
      <text:p text:style-name="P5"><text:soft-page-break/></text:p>
      <text:p text:style-name="P5">Mais ce qui se passa en la 3, ne se peut exprimer que par des Idées au delà du vrai semblable : &amp; ce fut alors, aussi, que les Spectateurs crûrent estre en vne Isle enchantée. Le Théâtre de ces</text:p>
      <text:p text:style-name="P5"/>
      <text:p text:style-name="P5">493</text:p>
      <text:p text:style-name="P5">nouveaux Miracles, estoit vn Rondeau qui est au bout de la mesme Allée en Ovale, de prés de 200 pas de long, &amp; de 140 de large. Il y avoit vn Rocher de 60 pieds en quarré, &amp; de 3 de haut, sur lequel, au milieu d'vne Plaine, il en paressoit vn autre de huit pieds de large, &amp; d'autant de haut : &amp; aux deux costez de cette Isle, on en voyoit encor deux à distance d’environ 40 pieds, qui s'elargissoyent jusques au bord, faisans de part &amp; d'autre, vne parfaite Symétrie. Ces Rochers estoyent remplis d'vn costé, d’vn nombre infini de toutes sorces de Concertans, &amp; de l'autre, de Tymbales, &amp; de Trompettes, vestus de tres magnifiques habits : &amp; toute l’Isle, les Rochers, &amp; l'enceinte du Rondeau brilloyent d'vne prodigieuse quantité de flambeaux d'autres lumiéres : de facon que le Jour recommança de naitre dans le sein de la Nüit, malgré la violance des Vents, qui sembloyent pour satisfaire quelques Divinitez jalouses de tant de merveilles, en vouloir troubler l’appareil, mais dont l'on eust dit qu'ils estoyent aussï empeschez par la force de l'enchantement qui parut dans tout ce Spectacle. </text:p>
      <text:p text:style-name="P5">Leurs Majestez s'estans placées, avec toute la Cour, sur les Amphitéatres qu'on avoit dressez</text:p>
      <text:p text:style-name="P5"/>
      <text:p text:style-name="P5">494</text:p>
      <text:p text:style-name="P5">en face donc si superbe Scéne, Elles y eurent le divertissement d'vn Balet : lequel commença</text:p>
      <text:p text:style-name="P5">par la sortie qui se fit des ouvertures restans aux deux costez entre l'Isle, &amp; les Rochers, par la Magicienne Alcine, avec deux de ses Compagnes, chacune montée sur vn Monstre</text:p>
      <text:p text:style-name="P5">marin.</text:p>
      <text:p text:style-name="P5">Estant arrivée au bord du Rondeau devant Leurs Majestez, elle découvrit par des Vers, à à ses deux Nymphes, le trouble où l’avoyent mise des prodiges, &amp; des songes qui lui faisoyent appréhender la rüine de son Pouvoir, &amp; la perte de ses Amans, meslant à ses plaintes, les loüanges de la Reyne Mére : puis elle ordonna que le Palais où elle tenoit Roger enchanté, s’ouvrist. A l'instant, par vn admirable artifice, le Rocher se séparant aux deux bords de l’Isle, laissa voir ce Palais qui surprit également les Spectateurs par sa magnifique structure, &amp; par l'élévation qui s'en fit, à mesure que le Rocher s'ouvroit, jusques à la hauteur de 25 pieds, s'é- largissant, aussï, à proportion jusques à 30 : en sorte qu'on ne peut assez loüer le Sieur Vigarani Gentil-homme Modenois, qui par toutes les étonnantes Machines qui servirent aux Diver- tissemens de ces trois Iournées, soûtint si digne-</text:p>
      <text:p text:style-name="P5"><text:soft-page-break/></text:p>
      <text:p text:style-name="P5">495</text:p>
      <text:p text:style-name="P5">mênt sa qualité d’Ingénieur du Roy.</text:p>
      <text:p text:style-name="P5">Pendant que les beautez de ce Palais se dévelopoyent ainsi, on entendit de toutes parts, l'harmonie des Concertans placez sur les Rochers : &amp; incontinant apres, il se fit six Entrées, l'vne de six Géans de hauteur prodigieuse, qui estoyent commis à la Garde des Dehors d'vn Lieu si considérable, &amp; qu'accompagnoyent 4 Nains : la 2, de 8 Maures, chargez de la garde du dedans, &amp; qui le visitérent exactement, chacun avec deux flambeaux : la 3, de six des Chevaliers enchantez qui essayans de forcer leur Prison, furent attaquez par autant de Monstres qui en demeurérent victorieux : la 4, de la Magicienne Alcine, qui troublée de cette Avanture, invoqua, derechef, tous ses Esprits , deux desquels se présentérent, faisans des sauts avec l'agilité qui leur est propre : la 5, d'autres Démons qui la vinrent asseurer qu'ils employeroyent tous leurs soins pour son repos : &amp; la dernière de la mesme Magicienne, qui ayant apperçeu aupres de Roger &amp; des Chevaliers de sa Süite, vne Mélisse donc elle avoit tousjours redouté la püissance, &amp; qui estoit lors déguisée en Athlas, accouroit pour empesher l'effet qu' elle venoit prodüire.</text:p>
      <text:p text:style-name="P5"/>
      <text:p text:style-name="P5">496</text:p>
      <text:p text:style-name="P5">Mais comme cette Mélisse avoit desja mis au doigt de ce brave Chevalier, vne Bague qui détrüisoit les Enchantemens, elle ne pût s' opposer à sa süte : &amp; de desespoir, elle mit le feu à son Palais, avec vn flambeau, de maniére qu'il disparut incontinant, avec toutes les lumiéres.</text:p>
      <text:p text:style-name="P5">Aussitost, on découvrit en sa place, vn Feu d’artifice, duquel il n'est pas moins difficile de faire vne fidelle description que du reste, puis qu'à peine les Spectateurs eurent le temps d'en re- marquer les diverses beautez, dans la grande foule des Feux qui remplirent durant demi-</text:p>
      <text:p text:style-name="P5">heure, l'Eau, l’Air, &amp; la Terre de leur lumiére, &amp; de leur tintamarre.</text:p>
      <text:p text:style-name="P5">Ce fut par là, que se terminérent les Divertissemens de l’Isle enchantée, qui doivent faire avoüer que la France n'est pas moins grande &amp; magnifique dans la Paix , que conquérante &amp; glorieuse dans la Guerre, depuis que son Sceptre est dans les mains d'vn Monarque, dont les jours sont tous remplis de merveilles qui n'ont point d'exemple dans le Passé, &amp; qui n'auront rien de semblable dans l'Avenir.</text:p>
      <text:p text:style-name="P5"/>
      <text:p text:style-name="P5">A Paris, du bureau d’Adresse, aux Galleries du Lou-</text:p>
      <text:p text:style-name="P5">vre, devant la rüe S. Thomas, le 28 May 1664. </text:p>
      <text:p text:style-name="P5">Avec Privilége. </text:p>
      <text:p text:style-name="P5"><text:soft-page-break/></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ans-serif" style:font-family-generic="roman"/>
    <style:font-face style:name="Segoe UI1" svg:font-family="'Segoe U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F" svg:font-family="F"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vertical-align="baseline"/>
      <style:text-properties style:font-name="Calibri" fo:font-size="12pt" style:font-name-asian="Calibri" style:font-size-asian="12pt" style:font-name-complex="F"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margin-top="0.15cm" fo:margin-bottom="0.15cm" fo:line-height="115%" fo:text-align="justify"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salute_3e_" style:display-name="&lt;salute&gt;" style:family="paragraph" style:parent-style-name="Normal" style:next-style-name="Body_20_Text">
      <style:paragraph-properties fo:margin-top="1cm" fo:margin-bottom="1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byline_3e_" style:display-name="&lt;byline&gt;" style:family="paragraph" style:parent-style-name="Normal" style:next-style-name="Body_20_Text">
      <style:paragraph-properties fo:margin-top="0cm" fo:margin-bottom="0cm" fo:line-height="100%" fo:text-align="end"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l_3e_" style:display-name="&lt;l&gt;" style:family="paragraph" style:parent-style-name="Normal">
      <style:paragraph-properties fo:margin-top="0cm" fo:margin-bottom="0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_3c_pb_3e_" style:display-name="&lt;pb&gt;" style:family="text">
      <style:text-properties fo:color="#999999" style:font-name="Arial1" fo:font-size="11pt" fo:background-color="#ffffff" style:font-size-asian="11pt"/>
    </style:style>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_3c_name_3e_" style:display-name="&lt;name&gt;" style:family="text">
      <style:text-properties fo:background-color="#0000ff"/>
    </style:style>
    <style:style style:name="_3c_tech_3e_" style:display-name="&lt;tech&gt;" style:family="text">
      <style:text-properties fo:background-color="#ffff00"/>
    </style:style>
    <style:style style:name="Body_20_Text_20_Char" style:display-name="Body Text Char" style:family="text" style:parent-style-name="Default_20_Paragraph_20_Font">
      <style:text-properties style:font-name="Times" fo:font-size="12pt" style:font-name-asian="Times" style:font-size-asian="12pt" style:language-asian="fr" style:country-asian="FR" style:font-name-complex="Times New Roman"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Windows User</meta:initial-creator>
    <meta:creation-date>2020-02-13T11:12:00Z</meta:creation-date>
    <dc:date>2020-02-21T12:41:05.12</dc:date>
    <meta:editing-cycles>5</meta:editing-cycles>
    <meta:editing-duration>PT18M46S</meta:editing-duration>
    <meta:document-statistic meta:table-count="0" meta:image-count="0" meta:object-count="0" meta:page-count="9" meta:paragraph-count="84" meta:word-count="3250" meta:character-count="18799"/>
    <meta:template xlink:type="simple" xlink:actuate="onRequest" xlink:title="" xlink:href="Normal"/>
  </office:meta>
</office:document-meta>
</file>